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0.5in" fo:text-indent="-0.25in">
        <style:tab-stops/>
      </style:paragraph-properties>
    </style:style>
    <style:style style:name="P2" style:parent-style-name="ListParagraph" style:family="paragraph">
      <style:text-properties fo:font-weight="bold" style:font-weight-asian="bold" style:font-weight-complex="bold"/>
    </style:style>
    <style:style style:name="P3" style:parent-style-name="ListParagraph" style:list-style-name="LFO1" style:family="paragraph">
      <style:text-properties fo:font-weight="bold" style:font-weight-asian="bold" style:font-weight-complex="bold"/>
    </style:style>
    <style:style style:name="P4" style:parent-style-name="ListParagraph" style:list-style-name="LFO1" style:family="paragraph">
      <style:text-properties fo:font-weight="bold" style:font-weight-asian="bold" style:font-weight-complex="bold"/>
    </style:style>
    <style:style style:name="P5" style:parent-style-name="ListParagraph" style:list-style-name="LFO1" style:family="paragraph">
      <style:text-properties fo:font-weight="bold" style:font-weight-asian="bold" style:font-weight-complex="bold"/>
    </style:style>
    <style:style style:name="P6" style:parent-style-name="ListParagraph" style:list-style-name="LFO1" style:family="paragraph"/>
    <style:style style:name="T7" style:parent-style-name="DefaultParagraphFont" style:family="text">
      <style:text-properties fo:font-weight="bold" style:font-weight-asian="bold" style:font-weight-complex="bold"/>
    </style:style>
    <style:style style:name="P8" style:parent-style-name="ListParagraph" style:list-style-name="LFO1"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ListParagraph" style:list-style-name="LFO2" style:family="paragraph"/>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ListParagraph" style:list-style-name="LFO2"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ListParagraph" style:list-style-name="LFO2" style:family="paragraph">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ListParagraph" style:family="paragraph">
      <style:text-properties fo:font-weight="bold" style:font-weight-asian="bold" style:font-weight-complex="bold"/>
    </style:style>
    <style:style style:name="P20" style:parent-style-name="ListParagraph" style:list-style-name="LFO2" style:family="paragraph">
      <style:text-properties fo:font-weight="bold" style:font-weight-asian="bold" style:font-weight-complex="bold"/>
    </style:style>
    <style:style style:name="P21" style:parent-style-name="ListParagraph" style:list-style-name="LFO3" style:family="paragraph"/>
    <style:style style:name="P22" style:parent-style-name="ListParagraph" style:list-style-name="LFO3" style:family="paragraph"/>
    <style:style style:name="P23" style:parent-style-name="ListParagraph" style:list-style-name="LFO3" style:family="paragraph"/>
    <style:style style:name="P24" style:parent-style-name="ListParagraph" style:list-style-name="LFO2" style:family="paragraph">
      <style:text-properties fo:font-weight="bold" style:font-weight-asian="bold" style:font-weight-complex="bold"/>
    </style:style>
    <style:style style:name="P25" style:parent-style-name="Normal" style:family="paragraph">
      <style:paragraph-properties fo:margin-left="0.25in">
        <style:tab-stops/>
      </style:paragraph-properties>
    </style:style>
    <style:style style:name="P26" style:parent-style-name="ListParagraph" style:list-style-name="LFO3" style:family="paragraph"/>
    <style:style style:name="P27" style:parent-style-name="ListParagraph" style:list-style-name="LFO3" style:family="paragraph"/>
    <style:style style:name="P28" style:parent-style-name="ListParagraph" style:list-style-name="LFO3" style:family="paragraph"/>
    <style:style style:name="P29" style:parent-style-name="ListParagraph" style:list-style-name="LFO3" style:family="paragraph"/>
    <style:style style:name="P30" style:parent-style-name="ListParagraph" style:list-style-name="LFO3" style:family="paragraph"/>
    <style:style style:name="P31" style:parent-style-name="ListParagraph" style:list-style-name="LFO3" style:family="paragraph"/>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2" style:family="paragraph">
      <style:text-properties fo:font-weight="bold" style:font-weight-asian="bold" style:font-weight-complex="bold"/>
    </style:style>
    <style:style style:name="P35" style:parent-style-name="ListParagraph" style:list-style-name="LFO2" style:family="paragraph">
      <style:text-properties fo:font-weight="bold" style:font-weight-asian="bold" style:font-weight-complex="bold"/>
    </style:style>
    <style:style style:name="P36" style:parent-style-name="Normal" style:family="paragraph">
      <style:paragraph-properties fo:margin-left="0.25in">
        <style:tab-stops/>
      </style:paragraph-properties>
    </style:style>
    <style:style style:name="P37" style:parent-style-name="Normal" style:family="paragraph">
      <style:paragraph-properties fo:margin-left="0.25in">
        <style:tab-stops/>
      </style:paragraph-properties>
    </style:style>
    <style:style style:name="P38" style:parent-style-name="Normal" style:family="paragraph">
      <style:paragraph-properties fo:margin-left="0.25in">
        <style:tab-stops/>
      </style:paragraph-properties>
    </style:style>
    <style:style style:name="P39" style:parent-style-name="Normal" style:family="paragraph">
      <style:paragraph-properties fo:margin-left="0.25in">
        <style:tab-stops/>
      </style:paragraph-properties>
    </style:style>
    <style:style style:name="P40" style:parent-style-name="Normal"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41" style:parent-style-name="ListParagraph" style:list-style-name="LFO4" style:family="paragraph">
      <style:text-properties fo:font-weight="bold" style:font-weight-asian="bold" style:font-weight-complex="bold"/>
    </style:style>
    <style:style style:name="P42" style:parent-style-name="ListParagraph" style:list-style-name="LFO3" style:family="paragraph"/>
    <style:style style:name="P43" style:parent-style-name="ListParagraph" style:list-style-name="LFO3" style:family="paragraph"/>
    <style:style style:name="P44" style:parent-style-name="ListParagraph" style:list-style-name="LFO4" style:family="paragraph">
      <style:text-properties fo:font-weight="bold" style:font-weight-asian="bold" style:font-weight-complex="bold"/>
    </style:style>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text-properties fo:font-weight="bold" style:font-weight-asian="bold" style:font-weight-complex="bold"/>
    </style:style>
  </office:automatic-styles>
  <office:body>
    <office:text text:use-soft-page-breaks="true">
      <text:p text:style-name="P1"/>
      <text:p text:style-name="P2">Section 2<text:s/></text:p>
      <text:list text:style-name="LFO1" text:continue-numbering="true">
        <text:list-item>
          <text:p text:style-name="P3">A critical bug is found in production 1 hour before a product launch. What steps would you take?</text:p>
        </text:list-item>
      </text:list>
      <text:p text:style-name="Normal">First, I will quickly assess how serious the bug is and whether it affects key features. If it’s a major issue that could derail the launch, I will stop the release immediately and inform everyone involved. Then, I will work with the developers to quickly fix the bug and coordinate with the support team to roll back to the last stable version if needed. Throughout the process, I will keep all stakeholders informed about what’s happening and when they can expect a resolution.</text:p>
      <text:list text:style-name="LFO1" text:continue-numbering="true">
        <text:list-item>
          <text:p text:style-name="P4">How do you prioritize which tests to run when time is limited?</text:p>
        </text:list-item>
      </text:list>
      <text:p text:style-name="Normal">When time is tight, I prioritize tests based on risk and impact. I focus first on critical functionality that affects core features and user experience. Next, I run tests for recent changes or areas with a history of bugs.<text:s/></text:p>
      <text:p text:style-name="Normal"/>
      <text:list text:style-name="LFO1" text:continue-numbering="true">
        <text:list-item>
          <text:p text:style-name="P5">What’s your approach to testing APIs in a microservices-based architecture?</text:p>
        </text:list-item>
      </text:list>
      <text:p text:style-name="Normal">In my<text:s/>In my experience with the First Direct project, I tested microservices by focusing on their APIs to ensure each service communicated properly. I used tools like Postman to validate endpoints, checking response codes, error handling, and data accuracy. I also looked at how services interacted and ensured they worked well both individually and together. While this was my main exposure to microservices, I’m keen to build on that experience in more complex environments.</text:p>
      <text:list text:style-name="LFO1" text:continue-numbering="true">
        <text:list-item>
          <text:p text:style-name="P6"><text:span text:style-name="T7">How would you ensure that bug reports are actionable for developers?</text:span></text:p>
        </text:list-item>
      </text:list>
      <text:p text:style-name="Normal">When I write bug reports, I make sure to clearly explain the problem with easy-to-follow steps to reproduce it every time. I include important details like the environment I tested in, screenshots or error logs, and what I expected to happen versus what they actually did. I also highlight how severe the issue is, so developers know its impact. I keep my reports organized and straightforward, so the team can quickly understand and fix the bug without extra back-and-forth.</text:p>
      <text:p text:style-name="ListParagraph"/>
      <text:list text:style-name="LFO1" text:continue-numbering="true">
        <text:list-item>
          <text:p text:style-name="P8">A developer insists an issue is not a bug — how do you handle it?</text:p>
        </text:list-item>
      </text:list>
      <text:p text:style-name="Normal">If a developer says an issue isn’t a bug, I stay open-minded and ask for their perspective. I provide clear evidence like screenshots and screen recordings. Then, I organize a Teams session with all stakeholders and involve other team members to review the issue together. If needed, we bring in the product owner or QA lead to help clarify and decide.</text:p>
      <text:p text:style-name="Normal"/>
      <text:p text:style-name="P9">Section 3</text:p>
      <text:list text:style-name="LFO2" text:continue-numbering="true">
        <text:list-item>
          <text:p text:style-name="P10">Difference between regression testing and retesting.</text:p>
        </text:list-item>
      </text:list>
      <text:p text:style-name="ListParagraph"/>
      <text:p text:style-name="Normal"><text:span text:style-name="T11">Regression testing</text:span><text:s/>-<text:s/><text:s/>Performed to check that recent code changes haven’t broken existing functionality.</text:p>
      <text:p text:style-name="Normal"><text:span text:style-name="T12">Retesting</text:span><text:span text:style-name="T13"><text:s/>-<text:s/></text:span>Performed to verify that a specific bug has been fixed.</text:p>
      <text:p text:style-name="Normal"/>
      <text:list text:style-name="LFO2" text:continue-numbering="true">
        <text:list-item>
          <text:p text:style-name="P14">What’s the role of test automation in CI/CD pipelines?</text:p>
        </text:list-item>
      </text:list>
      <text:p text:style-name="Normal">The role of CI/CD is to run automated testing for regression<text:s/></text:p>
      <text:p text:style-name="P15"/>
      <text:list text:style-name="LFO2" text:continue-numbering="true">
        <text:list-item>
          <text:p text:style-name="P16">Explain smoke testing vs sanity testing</text:p>
        </text:list-item>
      </text:list>
      <text:p text:style-name="ListParagraph"><text:span text:style-name="T17">Smoke Testing -<text:s/></text:span>Performed to check if the basic functionalities of the application work</text:p>
      <text:p text:style-name="ListParagraph"><text:span text:style-name="T18">Sanity Testing -<text:s/></text:span>Performed to verify specific functionality or bug fix works as expected</text:p>
      <text:p text:style-name="P19"/>
      <text:list text:style-name="LFO2" text:continue-numbering="true">
        <text:list-item>
          <text:p text:style-name="P20">Mention 3 common API testing tools and what you like about one of them.</text:p>
        </text:list-item>
      </text:list>
      <text:list text:style-name="LFO3" text:continue-numbering="true">
        <text:list-item>
          <text:p text:style-name="P21">Postman</text:p>
        </text:list-item>
        <text:list-item>
          <text:p text:style-name="P22">SoupUI</text:p>
        </text:list-item>
        <text:list-item>
          <text:p text:style-name="P23">Swagger</text:p>
        </text:list-item>
      </text:list>
      <text:list text:style-name="LFO2" text:continue-numbering="true">
        <text:list-item>
          <text:p text:style-name="P24">What’s a test plan and what should it include?</text:p>
        </text:list-item>
      </text:list>
      <text:p text:style-name="P25">Test Plan serves as a roadmap for the testing process.</text:p>
      <text:list text:style-name="LFO3" text:continue-numbering="true">
        <text:list-item>
          <text:p text:style-name="P26">Test objectives</text:p>
        </text:list-item>
        <text:list-item>
          <text:p text:style-name="P27">Scope</text:p>
        </text:list-item>
        <text:list-item>
          <text:p text:style-name="P28">Test Strategy</text:p>
        </text:list-item>
        <text:list-item>
          <text:p text:style-name="P29">Resouces</text:p>
        </text:list-item>
        <text:list-item>
          <text:p text:style-name="P30">Responsibilities</text:p>
        </text:list-item>
        <text:list-item>
          <text:p text:style-name="P31">Timelines</text:p>
        </text:list-item>
        <text:list-item>
          <text:p text:style-name="P32">Entry</text:p>
        </text:list-item>
        <text:list-item>
          <text:p text:style-name="P33">Exit criteria</text:p>
        </text:list-item>
      </text:list>
      <text:list text:style-name="LFO2" text:continue-numbering="true">
        <text:list-item>
          <text:p text:style-name="P34">How do you handle testing across different environments (e.g., staging, production)?</text:p>
        </text:list-item>
      </text:list>
      <text:p text:style-name="Normal">As a tester, I mainly work in the test and pre-prod environments. In the test environment, I focus on functional, integration, and exploratory testing to make sure new features and<text:s/><text:soft-page-break/>changes behave as expected. In pre-prod, I run automated regression tests to check that everything still works smoothly before a release. I also keep an eye out for any environment differences and work with the team to sort out issues early on.</text:p>
      <text:p text:style-name="Normal"/>
      <text:list text:style-name="LFO2" text:continue-numbering="true">
        <text:list-item>
          <text:p text:style-name="P35">Describe a real testing challenge you faced and how you solved it.</text:p>
        </text:list-item>
      </text:list>
      <text:p text:style-name="P36">In a past role, developers had access to the test environment and frequently pushed code while System Integration Testing (SIT) was in progress. This led to:</text:p>
      <text:p text:style-name="P37">- Frequent breakages during testing</text:p>
      <text:p text:style-name="P38">- Inconsistent test results</text:p>
      <text:p text:style-name="P39">- Delays caused by unexpected regressions</text:p>
      <text:p text:style-name="P40">Solution</text:p>
      <text:list text:style-name="LFO4" text:continue-numbering="true">
        <text:list-item>
          <text:p text:style-name="P41">User Review Before SIT</text:p>
        </text:list-item>
      </text:list>
      <text:list text:style-name="LFO3" text:continue-numbering="true">
        <text:list-item>
          <text:p text:style-name="P42">A mandatory demo was introduced, requiring developers to present completed work to stakeholders (e.g. BAs, product owners).</text:p>
        </text:list-item>
        <text:list-item>
          <text:p text:style-name="P43">This ensured the feature met requirements before QA testing began.</text:p>
        </text:list-item>
      </text:list>
      <text:p text:style-name="ListParagraph"/>
      <text:list text:style-name="LFO4" text:continue-numbering="true">
        <text:list-item>
          <text:p text:style-name="P44">Environment Separation</text:p>
        </text:list-item>
      </text:list>
      <text:p text:style-name="ListParagraph">- <text:s text:c="4"/>Development and testing environments were decoupled.</text:p>
      <text:p text:style-name="P45"><text:s text:c="7"/>- <text:s text:c="4"/>Only stable, approved builds were promoted to the SIT environments</text:p>
      <text:p text:style-name="P46"><text:s text:c="7"/>- <text:s text:c="4"/>Developers continued their work without affecting ongoing QA cycles.</text:p>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bolaji T Ogunlana</meta:initial-creator>
    <dc:creator>Mobolaji T Ogunlana</dc:creator>
    <meta:creation-date>2025-10-15T18:16:00Z</meta:creation-date>
    <dc:date>2025-10-15T19:37:00Z</dc:date>
    <meta:template xlink:href="Normal" xlink:type="simple"/>
    <meta:editing-cycles>1</meta:editing-cycles>
    <meta:editing-duration>PT4860S</meta:editing-duration>
    <meta:document-statistic meta:page-count="3" meta:paragraph-count="9" meta:word-count="682" meta:character-count="4562" meta:row-count="32" meta:non-whitespace-character-count="3889"/>
  </office:meta>
</office:document-meta>
</file>